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ac5" officeooo:paragraph-rsid="001dca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development initiatives in 5G must meet the following bare necessities:</text:p>
      <text:p text:style-name="P1"/>
      <text:p text:style-name="P1"/>
      <text:p text:style-name="P1">1. Each project must have a standard coding style guideline and must follow it. Projects</text:p>
      <text:p text:style-name="P1">can also adopt coding style tools like StyleCop/FxCOP, Pep as available for .Net and</text:p>
      <text:p text:style-name="P1">Python.</text:p>
      <text:p text:style-name="P1"/>
      <text:p text:style-name="P1"/>
      <text:p text:style-name="P1">2. Have automated test cases. This should at least include functional unit tests and</text:p>
      <text:p text:style-name="P1">integration tests.</text:p>
      <text:p text:style-name="P1"/>
      <text:p text:style-name="P1"/>
      <text:p text:style-name="P1">3. The project’s code repository must have separate branches for development and shall</text:p>
      <text:p text:style-name="P1">have only one main branch. The project’s leader(s) will be the only person(s) that shall</text:p>
      <text:p text:style-name="P1">have write access to the main branch.</text:p>
      <text:p text:style-name="P1"/>
      <text:p text:style-name="P1"/>
      <text:p text:style-name="P1">4. Code review requests to be sent to reviewers against the development branches. Upon</text:p>
      <text:p text:style-name="P1">closure of the code review issues, the project leader(s) will then merge the changes to</text:p>
      <text:p text:style-name="P1">the main branch. This ensures the main branch will not have any code without reviews.</text:p>
      <text:p text:style-name="P1"/>
      <text:p text:style-name="P1"/>
      <text:p text:style-name="P1">5. Have automated script(s) to build and deploy the code from the main branch. During</text:p>
      <text:p text:style-name="P1">the build, the automated test cases shall be executed and only upon all test cases are</text:p>
      <text:p text:style-name="P1">passed, the deployment of code shall be started. Build failures during this build is to be</text:p>
      <text:p text:style-name="P1">considered as critical failure of the project. Team can adopt tools like Jenkins for</text:p>
      <text:p text:style-name="P1">deploying and scheduling these automated script(s) for continuous integration and</text:p>
      <text:p text:style-name="P1">deploy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5:45.989627519</meta:creation-date>
    <dc:date>2018-04-25T10:26:54.678117652</dc:date>
    <meta:editing-duration>PT1M11S</meta:editing-duration>
    <meta:editing-cycles>1</meta:editing-cycles>
    <meta:document-statistic meta:table-count="0" meta:image-count="0" meta:object-count="0" meta:page-count="1" meta:paragraph-count="18" meta:word-count="208" meta:character-count="1262" meta:non-whitespace-character-count="1072"/>
    <meta:generator>LibreOffice/5.1.6.2$Linux_X86_64 LibreOffice_project/10m0$Build-2</meta:generator>
  </office:meta>
</office:document-meta>
</file>